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6.35cm" svg:height="3.175cm" svg:x="2.905cm" svg:y="19.415cm">
          <text:p text:style-name="P1">Ali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6.35cm" svg:height="3.175cm" svg:x="11.795cm" svg:y="19.415cm">
          <text:p text:style-name="P1">Bob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6.985cm" svg:height="3.175cm" svg:x="7.35cm" svg:y="4.175cm">
          <text:p text:style-name="P1">Project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5.08cm" svg:x="8.62cm" svg:y="11.16cm">
          <text:p text:style-name="P1">Central</text:p>
          <text:p text:style-name="P1">Repository</text:p>
          <text:p text:style-name="P1">(e.g. SVN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draw:type="line" svg:x1="10.842cm" svg:y1="7.35cm" svg:x2="10.842cm" svg:y2="11.16cm" draw:start-shape="id1" draw:start-glue-point="2" draw:end-shape="id2" draw:end-glue-point="5" svg:d="m10842 7350v3810">
          <text:p/>
        </draw:connector>
        <draw:connector draw:style-name="gr2" draw:text-style-name="P1" draw:layer="layout" draw:type="line" svg:x1="10.842cm" svg:y1="16.24cm" svg:x2="6.08cm" svg:y2="19.415cm" draw:start-shape="id2" draw:start-glue-point="7" draw:end-shape="id3" draw:end-glue-point="0" svg:d="m10842 16240-4762 3175">
          <text:p/>
        </draw:connector>
        <draw:connector draw:style-name="gr2" draw:text-style-name="P1" draw:layer="layout" draw:type="line" svg:x1="10.842cm" svg:y1="16.24cm" svg:x2="14.97cm" svg:y2="19.415cm" draw:start-shape="id2" draw:start-glue-point="7" draw:end-shape="id4" draw:end-glue-point="0" svg:d="m10842 16240 4128 3175">
          <text:p/>
        </draw:connector>
        <draw:frame draw:style-name="gr3" draw:layer="layout" svg:width="5.548cm" svg:height="0.962cm" svg:x="11.16cm" svg:y="8.928cm">
          <draw:text-box>
            <text:p>Checkout/Commit</text:p>
          </draw:text-box>
        </draw:frame>
        <draw:frame draw:style-name="gr3" draw:layer="layout" svg:width="5.548cm" svg:height="0.962cm" svg:x="2.27cm" svg:y="16.875cm">
          <draw:text-box>
            <text:p>Checkout/Commit</text:p>
          </draw:text-box>
        </draw:frame>
        <draw:frame draw:style-name="gr3" draw:layer="layout" svg:width="5.548cm" svg:height="0.962cm" svg:x="13.7cm" svg:y="17.183cm">
          <draw:text-box>
            <text:p>Checkout/Comm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kka Kaitaniemi</meta:initial-creator>
    <meta:creation-date>2009-03-05T23:16:09</meta:creation-date>
    <dc:date>2009-03-05T23:20:21</dc:date>
    <dc:creator>Pekka Kaitaniemi</dc:creator>
    <meta:editing-duration>PT00H04M13S</meta:editing-duration>
    <meta:editing-cycles>1</meta:editing-cycles>
    <meta:document-statistic meta:object-count="10"/>
    <meta:generator>OpenOffice.org/3.0$Linux OpenOffice.org_project/300m15$Build-9379</meta:generator>
  </office:meta>
</office:document-meta>
</file>